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05cm" draw:fill="none" draw:fill-color="#ffffff" fo:padding-top="-0.047cm" fo:padding-bottom="-0.047cm" fo:padding-left="-0.047cm" fo:padding-right="-0.047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1.25cm"/>
          <draw:glue-point draw:id="7" svg:x="2.5cm" svg:y="7.5cm"/>
          <draw:rect draw:style-name="gr1" draw:layer="layout" svg:width="2cm" svg:height="2cm" svg:x="1cm" svg:y="0cm">
            <text:p/>
          </draw:rect>
          <draw:polyline draw:style-name="gr2" draw:layer="layout" svg:width="0.625cm" svg:height="0.438cm" svg:x="1cm" svg:y="1.063cm" svg:viewBox="0 0 626 439" draw:points="0,439 626,439 626,0">
            <text:p/>
          </draw:polyline>
          <draw:polyline draw:style-name="gr2" draw:layer="layout" svg:width="1.5cm" svg:height="0.5cm" svg:x="1.5cm" svg:y="1cm" svg:viewBox="0 0 1501 501" draw:points="0,0 1000,501 1501,501">
            <text:p/>
          </draw:polyline>
          <draw:line draw:style-name="gr3" draw:layer="layout" svg:x1="1.75cm" svg:y1="0.4cm" svg:x2="2.25cm" svg:y2="0.4cm">
            <text:p/>
          </draw:line>
          <draw:frame draw:style-name="gr4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ntact - ifnot</dc:title>
    <meta:creation-date>2011-02-07T16:53:53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